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27759" officeooo:paragraph-rsid="00127759"/>
    </style:style>
    <style:style style:name="P2" style:family="paragraph" style:parent-style-name="Text_20_body">
      <style:text-properties officeooo:rsid="00254b89" officeooo:paragraph-rsid="00254b89"/>
    </style:style>
    <style:style style:name="P3" style:family="paragraph" style:parent-style-name="Text_20_body">
      <style:text-properties officeooo:rsid="0029e79d" officeooo:paragraph-rsid="0029e79d"/>
    </style:style>
    <style:style style:name="P4" style:family="paragraph" style:parent-style-name="Text_20_body" style:list-style-name="L1">
      <style:paragraph-properties fo:margin-top="0in" fo:margin-bottom="0in" loext:contextual-spacing="false"/>
      <style:text-properties officeooo:rsid="0015d9cd" officeooo:paragraph-rsid="001793f1"/>
    </style:style>
    <style:style style:name="P5" style:family="paragraph" style:parent-style-name="Text_20_body" style:list-style-name="L1">
      <style:paragraph-properties fo:margin-top="0in" fo:margin-bottom="0in" loext:contextual-spacing="false"/>
      <style:text-properties officeooo:rsid="0015d9cd" officeooo:paragraph-rsid="0024856a"/>
    </style:style>
    <style:style style:name="P6" style:family="paragraph" style:parent-style-name="Text_20_body" style:list-style-name="L1">
      <style:paragraph-properties fo:margin-top="0in" fo:margin-bottom="0in" loext:contextual-spacing="false"/>
      <style:text-properties officeooo:rsid="001793f1" officeooo:paragraph-rsid="0024856a"/>
    </style:style>
    <style:style style:name="P7" style:family="paragraph" style:parent-style-name="Text_20_body" style:list-style-name="L1">
      <style:paragraph-properties fo:margin-top="0in" fo:margin-bottom="0in" loext:contextual-spacing="false"/>
      <style:text-properties officeooo:rsid="0021156c" officeooo:paragraph-rsid="0021156c"/>
    </style:style>
    <style:style style:name="P8" style:family="paragraph" style:parent-style-name="Text_20_body" style:list-style-name="L1">
      <style:paragraph-properties fo:margin-top="0in" fo:margin-bottom="0in" loext:contextual-spacing="false"/>
      <style:text-properties officeooo:rsid="00197f51" officeooo:paragraph-rsid="00254b89"/>
    </style:style>
    <style:style style:name="P9" style:family="paragraph" style:parent-style-name="Text_20_body">
      <style:paragraph-properties fo:margin-top="0in" fo:margin-bottom="0in" loext:contextual-spacing="false"/>
      <style:text-properties officeooo:rsid="00197f51" officeooo:paragraph-rsid="0021156c"/>
    </style:style>
    <style:style style:name="P10" style:family="paragraph" style:parent-style-name="Text_20_body">
      <style:paragraph-properties fo:margin-top="0in" fo:margin-bottom="0in" loext:contextual-spacing="false"/>
      <style:text-properties officeooo:rsid="001cf138" officeooo:paragraph-rsid="001dd6f5" fo:background-color="transparent"/>
    </style:style>
    <style:style style:name="P11" style:family="paragraph" style:parent-style-name="Text_20_body" style:list-style-name="L1">
      <style:paragraph-properties fo:margin-top="0in" fo:margin-bottom="0in" loext:contextual-spacing="false"/>
      <style:text-properties officeooo:rsid="0021a5ed" officeooo:paragraph-rsid="0021a5ed"/>
    </style:style>
    <style:style style:name="P12" style:family="paragraph" style:parent-style-name="Text_20_body" style:list-style-name="L1">
      <style:paragraph-properties fo:margin-top="0in" fo:margin-bottom="0in" loext:contextual-spacing="false"/>
      <style:text-properties officeooo:rsid="00228a70" officeooo:paragraph-rsid="00228a70"/>
    </style:style>
    <style:style style:name="P13"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1f943a" officeooo:paragraph-rsid="001f943a"/>
    </style:style>
    <style:style style:name="P14"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21156c" officeooo:paragraph-rsid="0021156c"/>
    </style:style>
    <style:style style:name="P15"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21156c" officeooo:paragraph-rsid="00254b89"/>
    </style:style>
    <style:style style:name="P16" style:family="paragraph" style:parent-style-name="Text_20_body">
      <style:paragraph-properties fo:margin-top="0in" fo:margin-bottom="0in" loext:contextual-spacing="false"/>
      <style:text-properties officeooo:rsid="0029e79d" officeooo:paragraph-rsid="0029e79d"/>
    </style:style>
    <style:style style:name="P17" style:family="paragraph" style:parent-style-name="Heading_20_2">
      <style:text-properties officeooo:rsid="00127759" officeooo:paragraph-rsid="00127759"/>
    </style:style>
    <style:style style:name="P18" style:family="paragraph" style:parent-style-name="Heading_20_2">
      <style:text-properties officeooo:rsid="00254b89" officeooo:paragraph-rsid="00254b89"/>
    </style:style>
    <style:style style:name="P19" style:family="paragraph" style:parent-style-name="Heading_20_2">
      <style:text-properties officeooo:rsid="0029e79d" officeooo:paragraph-rsid="0029e79d"/>
    </style:style>
    <style:style style:name="P20" style:family="paragraph" style:parent-style-name="Heading_20_2">
      <style:paragraph-properties fo:margin-top="0in" fo:margin-bottom="0in" loext:contextual-spacing="false"/>
      <style:text-properties officeooo:rsid="00254b89" officeooo:paragraph-rsid="0029e79d"/>
    </style:style>
    <style:style style:name="P21" style:family="paragraph" style:parent-style-name="Heading_20_2">
      <style:paragraph-properties fo:margin-top="0in" fo:margin-bottom="0in" loext:contextual-spacing="false"/>
      <style:text-properties officeooo:rsid="0029e79d" officeooo:paragraph-rsid="0029e79d"/>
    </style:style>
    <style:style style:name="T1" style:family="text">
      <style:text-properties officeooo:rsid="00129498"/>
    </style:style>
    <style:style style:name="T2" style:family="text">
      <style:text-properties officeooo:rsid="00170748"/>
    </style:style>
    <style:style style:name="T3" style:family="text">
      <style:text-properties officeooo:rsid="001717fd"/>
    </style:style>
    <style:style style:name="T4" style:family="text">
      <style:text-properties officeooo:rsid="001793f1"/>
    </style:style>
    <style:style style:name="T5" style:family="text">
      <style:text-properties officeooo:rsid="001905ad"/>
    </style:style>
    <style:style style:name="T6" style:family="text">
      <style:text-properties officeooo:rsid="001a5a62"/>
    </style:style>
    <style:style style:name="T7" style:family="text">
      <style:text-properties officeooo:rsid="001a5a62" fo:background-color="#ffff00" loext:char-shading-value="0"/>
    </style:style>
    <style:style style:name="T8" style:family="text">
      <style:text-properties officeooo:rsid="001c1bb8" fo:background-color="#ffff00" loext:char-shading-value="0"/>
    </style:style>
    <style:style style:name="T9" style:family="text">
      <style:text-properties officeooo:rsid="001cf138" fo:background-color="#ffff00" loext:char-shading-value="0"/>
    </style:style>
    <style:style style:name="T10" style:family="text">
      <style:text-properties officeooo:rsid="001cf138"/>
    </style:style>
    <style:style style:name="T11" style:family="text">
      <style:text-properties officeooo:rsid="001dd6f5"/>
    </style:style>
    <style:style style:name="T12" style:family="text">
      <style:text-properties officeooo:rsid="0021156c"/>
    </style:style>
    <style:style style:name="T13" style:family="text">
      <style:text-properties officeooo:rsid="00228a70"/>
    </style:style>
    <style:style style:name="T14" style:family="text">
      <style:text-properties officeooo:rsid="0024856a"/>
    </style:style>
    <style:style style:name="T15" style:family="text">
      <style:text-properties officeooo:rsid="00254b89"/>
    </style:style>
    <style:style style:name="T16" style:family="text">
      <style:text-properties style:text-underline-style="solid" style:text-underline-width="auto" style:text-underline-color="font-color"/>
    </style:style>
    <style:style style:name="T17" style:family="text">
      <style:text-properties officeooo:rsid="0026126f"/>
    </style:style>
    <style:style style:name="T18" style:family="text">
      <style:text-properties officeooo:rsid="00262dff"/>
    </style:style>
    <style:style style:name="T19" style:family="text">
      <style:text-properties officeooo:rsid="0029e79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ctionary Encoding Based on CSS and XML/HTML Parsers</text:p>
      <text:h text:style-name="P19" text:outline-level="2">Abstract</text:h>
      <text:p text:style-name="P3">Ke</text:p>
      <text:p text:style-name="P3">Key words:</text:p>
      <text:h text:style-name="P18" text:outline-level="2">Source File <text:span text:style-name="T17">and Its Structure</text:span></text:h>
      <text:p text:style-name="P2">The source file has been obtained as a result of pdf-to-doc-to-odt-to-xhtml conversions. Resulting xhtml file preserved almost all typographic features (visually tangible) except correct column rendering (two columns <text:span text:style-name="T17">are </text:span>rendered vertically slightly shifted relating to each other). Source file allows for css and xhtml parsing <text:span text:style-name="T17">and has following tag hierarchy:</text:span></text:p>
      <text:p text:style-name="P2"/>
      <text:h text:style-name="P17" text:outline-level="2"><text:span text:style-name="T18">Interpretation of Text Features</text:span></text:h>
      <text:p text:style-name="P1">Lexicographic structure of the dictionary is presented by means of typography (font features, layout) and syntax (predefined formal constructions, punctuation). <text:span text:style-name="T1">Here below we provide some interpretation rules for it:</text:span></text:p>
      <text:list xml:id="list628831913204764475" text:style-name="L1">
        <text:list-item>
          <text:p text:style-name="P13">Font <text:span text:style-name="T12">Features</text:span></text:p>
          <text:list>
            <text:list-item>
              <text:p text:style-name="P4"><text:span text:style-name="T14">text</text:span> in bold normal font (except enumerations): matter b<text:span text:style-name="T4">eing</text:span> translated<text:span text:style-name="T4"> (</text:span>Turkish <text:span text:style-name="T4">text encoded in Latin Turkish charset, here-beneath </text:span>a “<text:span text:style-name="T10">black</text:span>” part<text:span text:style-name="T14">)</text:span></text:p>
            </text:list-item>
            <text:list-item>
              <text:p text:style-name="P5"><text:span text:style-name="T3">non-bold texts:</text:span> <text:span text:style-name="T2">translation matter (</text:span>Kyrgyz <text:span text:style-name="T14">text encoded in Kyrgyz Cyrillic charset and rare</text:span> international Latin <text:span text:style-name="T14">text in Latin charset, here-beneath a “white</text:span>” part<text:span text:style-name="T14">)</text:span></text:p>
              <text:list>
                <text:list-item>
                  <text:p text:style-name="P6">non-bold italic text: </text:p>
                  <text:list>
                    <text:list-item>
                      <text:p text:style-name="P6">1) inter<text:span text:style-name="T5">national Latin names of flora&amp;fauna; </text:span></text:p>
                    </text:list-item>
                    <text:list-item>
                      <text:p text:style-name="P6"><text:span text:style-name="T5">2) <text:s/>predefined formal constructions of domain etc; </text:span></text:p>
                    </text:list-item>
                    <text:list-item>
                      <text:p text:style-name="P6"><text:span text:style-name="T5">3) author’s clarifications.</text:span></text:p>
                    </text:list-item>
                  </text:list>
                </text:list-item>
              </text:list>
            </text:list-item>
          </text:list>
        </text:list-item>
        <text:list-item>
          <text:p text:style-name="P14">Layout Feature<text:span text:style-name="T19">s</text:span></text:p>
          <text:list>
            <text:list-item>
              <text:p text:style-name="P7">indented line: “<text:span text:style-name="T13">new entry starts with this line” (some anomalies may be present as a result of file format conversions, it’s not reliable feature for parsing)</text:span></text:p>
            </text:list-item>
          </text:list>
        </text:list-item>
        <text:list-item>
          <text:p text:style-name="P12"><text:span text:style-name="T16">Syntax</text:span></text:p>
          <text:list>
            <text:list-item>
              <text:p text:style-name="P11"><text:span text:style-name="T13">E</text:span>numeration:</text:p>
              <text:list>
                <text:list-item>
                  <text:p text:style-name="P11">Rome digits: <text:span text:style-name="T13">homographs</text:span></text:p>
                </text:list-item>
                <text:list-item>
                  <text:p text:style-name="P12">Arabic digits and dot: main entry sense items</text:p>
                </text:list-item>
                <text:list-item>
                  <text:p text:style-name="P12">Arabic digits and closing parenthesis: example entry sense items</text:p>
                </text:list-item>
              </text:list>
            </text:list-item>
          </text:list>
        </text:list-item>
      </text:list>
      <text:h text:style-name="Heading_20_2" text:outline-level="2"><text:soft-page-break/>Structure <text:span text:style-name="T17">of the Dictionary</text:span></text:h>
      <text:p text:style-name="P9">Examples are sub parts of entries and have similar structure, i.e. form and definition <text:span text:style-name="T10">areas</text:span>. <text:span text:style-name="T6">Even though both of this form types may be identified relying on the content peculiarities or layout. </text:span><text:span text:style-name="T7">For example, lemma-inflection_information delimiters</text:span><text:span text:style-name="T9">(</text:span><text:span text:style-name="T7">‘:’ and ‘, </text:span><text:span text:style-name="T8">-</text:span><text:span text:style-name="T7">’ ) </text:span><text:span text:style-name="T8">occur only in entry form;</text:span><text:span text:style-name="T7"> </text:span><text:span text:style-name="T8">or </text:span><text:span text:style-name="T7">lemma placeholder (‘~’) </text:span><text:span text:style-name="T8">cannot be encountered inside the entry form without ‘:’</text:span><text:span text:style-name="T7"> </text:span><text:span text:style-name="T8">etc.</text:span></text:p>
      <text:p text:style-name="P10">Definition <text:span text:style-name="T11">area of an entry contains one or more sense items (enumeration omitted if single sense) where item allowed to contain one example related to that particular sense. After this follows optional example(s) relating to the headword in general. These exa</text:span></text:p>
      <text:list xml:id="list193252617279130" text:continue-numbering="true" text:style-name="L1">
        <text:list-item>
          <text:p text:style-name="P15">Relative Position</text:p>
          <text:list>
            <text:list-item>
              <text:p text:style-name="P8">“<text:span text:style-name="T10">black</text:span>” <text:span text:style-name="T10">part</text:span> <text:span text:style-name="T13">may occur</text:span></text:p>
              <text:list>
                <text:list-item>
                  <text:p text:style-name="P8">in the beginning of the dictionary entry: entry’<text:span text:style-name="T10">s</text:span> form <text:span text:style-name="T12">element</text:span> </text:p>
                </text:list-item>
                <text:list-item>
                  <text:p text:style-name="P8">in the beginning of the example <text:span text:style-name="T15">entry</text:span>: example’<text:span text:style-name="T10">s form</text:span> <text:span text:style-name="T12">element</text:span> </text:p>
                </text:list-item>
              </text:list>
            </text:list-item>
          </text:list>
        </text:list-item>
      </text:list>
      <text:h text:style-name="P20" text:outline-level="2"><text:span text:style-name="T17">Structure According to TEI P5</text:span></text:h>
      <text:p text:style-name="P16">Lzjk</text:p>
      <text:h text:style-name="P21" text:outline-level="2">XHTML to TEI P5 Mapp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6:31:58.792156309</meta:creation-date>
    <dc:date>2017-07-10T19:32:50.858905355</dc:date>
    <meta:editing-duration>PT53M46S</meta:editing-duration>
    <meta:editing-cycles>12</meta:editing-cycles>
    <meta:generator>LibreOffice/5.2.3.3$Linux_x86 LibreOffice_project/d54a8868f08a7b39642414cf2c8ef2f228f780cf</meta:generator>
    <meta:document-statistic meta:table-count="0" meta:image-count="0" meta:object-count="0" meta:page-count="2" meta:paragraph-count="32" meta:word-count="374" meta:character-count="2444" meta:non-whitespace-character-count="2099"/>
  </office:meta>
</office:document-meta>
</file>